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2" style:family="table">
      <style:table-properties style:width="17.034cm" fo:margin-left="-0.037cm" fo:margin-right="0.004cm" fo:break-before="auto" fo:break-after="auto" table:align="margins" fo:keep-with-next="always"/>
    </style:style>
    <style:style style:name="Таблица2.A" style:family="table-column">
      <style:table-column-properties style:column-width="8.647cm" style:rel-column-width="33269*"/>
    </style:style>
    <style:style style:name="Таблица2.B" style:family="table-column">
      <style:table-column-properties style:column-width="8.387cm" style:rel-column-width="3226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Таблица2.B2" style:family="table-cell">
      <style:table-cell-properties fo:padding="0.097cm" fo:border-left="0.002cm solid #000000" fo:border-right="0.002cm solid #000000" fo:border-top="none" fo:border-bottom="none"/>
    </style:style>
    <style:style style:name="Таблица2.A3" style:family="table-cell">
      <style:table-cell-properties fo:padding="0.097cm" fo:border-left="0.002cm solid #000000" fo:border-right="none" fo:border-top="none" fo:border-bottom="none"/>
    </style:style>
    <style:style style:name="Таблица2.A4" style:family="table-cell">
      <style:table-cell-properties fo:padding="0.097cm" fo:border-left="0.002cm solid #000000" fo:border-right="none" fo:border-top="none" fo:border-bottom="0.002cm solid #000000"/>
    </style:style>
    <style:style style:name="Таблица2.B4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A5" style:family="table-cell">
      <style:table-cell-properties fo:padding="0.097cm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language="ru" fo:country="RU"/>
    </style:style>
    <style:style style:name="P2" style:family="paragraph" style:parent-style-name="Standard">
      <style:paragraph-properties fo:text-align="center" style:justify-single-word="false"/>
      <style:text-properties style:font-name="Arial" fo:language="ru" fo:country="RU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language="ru" fo:country="RU"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language="ru" fo:country="RU" fo:font-weight="normal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Arial" fo:language="en" fo:country="US"/>
    </style:style>
    <style:style style:name="P6" style:family="paragraph" style:parent-style-name="Standard">
      <style:paragraph-properties fo:text-align="center" style:justify-single-word="false"/>
      <style:text-properties style:font-name="Arial" fo:language="en" fo:country="US" fo:font-weight="normal" style:font-weight-asian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Arial" fo:language="en" fo:country="US"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language="en" fo:country="US"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language="en" fo:country="US"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198a8a" style:font-name="Arial1"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color="#198a8a" style:font-name="Arial1" fo:font-size="10pt" fo:language="en" fo:country="US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style:font-name="Arial1" fo:font-size="12pt" fo:language="ru" fo:country="RU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Arial1" fo:font-size="9pt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9pt" fo:language="en" fo:country="US" style:font-size-asian="9pt" style:font-size-complex="9pt"/>
    </style:style>
    <style:style style:name="P15" style:family="paragraph" style:parent-style-name="Table_20_Contents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Arial Unicode MS" fo:font-size="10pt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fo:font-size="12pt" style:font-size-asian="10.5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ложение №1</text:p>
      <text:p text:style-name="P1">к Акту выполненных работ по </text:p>
      <text:p text:style-name="P1">Договору подряда № <text:span text:style-name="T1">{$sbr_num}</text:span></text:p>
      <text:p text:style-name="P5"/>
      <text:p text:style-name="P5"/>
      <text:p text:style-name="P2">Техническое задание</text:p>
      <text:p text:style-name="P3">на выполнение проекта <text:span text:style-name="T1">{$name_sbr}</text:span></text:p>
      <text:p text:style-name="P6"/>
      <text:p text:style-name="P6"/>
      <text:p text:style-name="P7">{$date_act}</text:p>
      <text:p text:style-name="P7"/>
      <text:p text:style-name="P4">Этап № <text:span text:style-name="T1">{$stage_num}: {$name_stage}</text:span></text:p>
      <text:p text:style-name="P8"/>
      <text:p text:style-name="P9">{$tz_descr}</text:p>
      <text:p text:style-name="P8"/>
      <text:p text:style-name="P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2">Заказчик:</text:p>
          </table:table-cell>
          <table:table-cell table:style-name="Таблица2.B1" office:value-type="string">
            <text:p text:style-name="P12">Подрядчик:</text:p>
          </table:table-cell>
        </table:table-row>
        <table:table-row>
          <table:table-cell table:style-name="Таблица2.A2" office:value-type="string">
            <text:p text:style-name="P13"><text:span text:style-name="T2">О</text:span>ОО «Ваан»</text:p>
            <text:p text:style-name="P16"/>
          </table:table-cell>
          <table:table-cell table:style-name="Таблица2.B2" office:value-type="string">
            <text:p text:style-name="P14">{$fio}</text:p>
          </table:table-cell>
        </table:table-row>
        <table:table-row>
          <table:table-cell table:style-name="Таблица2.A3" office:value-type="string">
            <text:p text:style-name="P15">Генеральный директор: Тарханов В.О.</text:p>
            <text:p text:style-name="P15"/>
          </table:table-cell>
          <table:table-cell table:style-name="Таблица2.B2" office:value-type="string">
            <text:p text:style-name="P15">{$bossname}</text:p>
          </table:table-cell>
        </table:table-row>
        <table:table-row>
          <table:table-cell table:style-name="Таблица2.A4" office:value-type="string">
            <text:p text:style-name="P17">________________________</text:p>
            <text:p text:style-name="P17"/>
            <text:p text:style-name="P15">М.П.</text:p>
          </table:table-cell>
          <table:table-cell table:style-name="Таблица2.B4" office:value-type="string">
            <text:p text:style-name="P18">_________________________</text:p>
            <text:p text:style-name="P18"/>
            <text:p text:style-name="_24_is_5f_juri">М.П.</text:p>
          </table:table-cell>
        </table:table-row>
        <table:table-row>
          <table:table-cell table:style-name="Таблица2.A5" table:number-columns-spanned="2" office:value-type="string">
            <text:p text:style-name="P10">Подписанный вами документ необходимо отправить на один из следующих адресов:</text:p>
            <text:p text:style-name="P11">{$adr_act}</text:p>
            <text:p text:style-name="P10">Обязательно укажите наименование организации-получателя – ООО «Ваан».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24_is_5f_juri" style:display-name="$is_juri" style:family="paragraph" style:parent-style-name="Table_20_Contents" style:class="extra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0T09:27:06.70</meta:creation-date>
    <dc:date>2013-02-18T12:38:27.57</dc:date>
    <meta:editing-duration>PT1H26M55S</meta:editing-duration>
    <meta:editing-cycles>8</meta:editing-cycles>
    <meta:generator>OpenOffice.org/3.4.1$Win32 OpenOffice.org_project/341m1$Build-9593</meta:generator>
    <meta:document-statistic meta:table-count="1" meta:image-count="0" meta:object-count="0" meta:page-count="1" meta:paragraph-count="21" meta:word-count="55" meta:character-count="471"/>
  </office:meta>
</office:document-meta>
</file>